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4.08pt" svg:y="323.29pt">
            <loext:p draw:notify-on-update-of-ranges="coverage.C7:coverage.C22 coverage.D7:coverage.D22 coverage.E7:coverage.E22 coverage.F7:coverage.F22 coverage.G7:coverage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000" calcext:value-type="float">
            <text:p>19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decrease rate</text:p>
          </table:table-cell>
          <table:table-cell office:value-type="string" calcext:value-type="string">
            <text:p>D</text:p>
          </table:table-cell>
          <table:table-cell office:value-type="float" office:value="560" calcext:value-type="float">
            <text:p>56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actually running images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curr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8" table:formula="of:=1-(1-[.$C7]*[.$C$2]/[.$C$1])^[.D$5]" office:value-type="percentage" office:value="0" calcext:value-type="percentage">
            <text:p>0.0%</text:p>
          </table:table-cell>
          <table:table-cell table:style-name="ce8" table:formula="of:=1-(1-[.$C7]*[.$C$2]/[.$C$1])^[.E$5]" office:value-type="percentage" office:value="0" calcext:value-type="percentage">
            <text:p>0.0%</text:p>
          </table:table-cell>
          <table:table-cell table:style-name="ce8" table:formula="of:=1-(1-[.$C7]*[.$C$2]/[.$C$1])^[.F$5]" office:value-type="percentage" office:value="0" calcext:value-type="percentage">
            <text:p>0.0%</text:p>
          </table:table-cell>
          <table:table-cell table:style-name="ce8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7]+1" office:value-type="float" office:value="1" calcext:value-type="float">
            <text:p>1</text:p>
          </table:table-cell>
          <table:table-cell table:style-name="ce8" table:formula="of:=1-(1-[.$C8]*[.$C$2]/[.$C$1])^[.D$5]" office:value-type="percentage" office:value="0.0294736842105263" calcext:value-type="percentage">
            <text:p>2.9%</text:p>
          </table:table-cell>
          <table:table-cell table:style-name="ce8" table:formula="of:=1-(1-[.$C8]*[.$C$2]/[.$C$1])^[.E$5]" office:value-type="percentage" office:value="0.164312522246589" calcext:value-type="percentage">
            <text:p>16.4%</text:p>
          </table:table-cell>
          <table:table-cell table:style-name="ce8" table:formula="of:=1-(1-[.$C8]*[.$C$2]/[.$C$1])^[.F$5]" office:value-type="percentage" office:value="0.212848139791102" calcext:value-type="percentage">
            <text:p>21.3%</text:p>
          </table:table-cell>
          <table:table-cell table:style-name="ce8" table:formula="of:=1-(1-[.$C8]*[.$C$2]/[.$C$1])^[.G$5]" office:value-type="percentage" office:value="0.258564873203522" calcext:value-type="percentage">
            <text:p>25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8]+1" office:value-type="float" office:value="2" calcext:value-type="float">
            <text:p>2</text:p>
          </table:table-cell>
          <table:table-cell table:style-name="ce8" table:formula="of:=1-(1-[.$C9]*[.$C$2]/[.$C$1])^[.D$5]" office:value-type="percentage" office:value="0.0589473684210526" calcext:value-type="percentage">
            <text:p>5.9%</text:p>
          </table:table-cell>
          <table:table-cell table:style-name="ce8" table:formula="of:=1-(1-[.$C9]*[.$C$2]/[.$C$1])^[.E$5]" office:value-type="percentage" office:value="0.305482039816298" calcext:value-type="percentage">
            <text:p>30.5%</text:p>
          </table:table-cell>
          <table:table-cell table:style-name="ce8" table:formula="of:=1-(1-[.$C9]*[.$C$2]/[.$C$1])^[.F$5]" office:value-type="percentage" office:value="0.384948746343068" calcext:value-type="percentage">
            <text:p>38.5%</text:p>
          </table:table-cell>
          <table:table-cell table:style-name="ce8" table:formula="of:=1-(1-[.$C9]*[.$C$2]/[.$C$1])^[.G$5]" office:value-type="percentage" office:value="0.455322876711632" calcext:value-type="percentage">
            <text:p>45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9]+1" office:value-type="float" office:value="3" calcext:value-type="float">
            <text:p>3</text:p>
          </table:table-cell>
          <table:table-cell table:style-name="ce8" table:formula="of:=1-(1-[.$C10]*[.$C$2]/[.$C$1])^[.D$5]" office:value-type="percentage" office:value="0.088421052631579" calcext:value-type="percentage">
            <text:p>8.8%</text:p>
          </table:table-cell>
          <table:table-cell table:style-name="ce8" table:formula="of:=1-(1-[.$C10]*[.$C$2]/[.$C$1])^[.E$5]" office:value-type="percentage" office:value="0.426193160698201" calcext:value-type="percentage">
            <text:p>42.6%</text:p>
          </table:table-cell>
          <table:table-cell table:style-name="ce8" table:formula="of:=1-(1-[.$C10]*[.$C$2]/[.$C$1])^[.F$5]" office:value-type="percentage" office:value="0.52318018617682" calcext:value-type="percentage">
            <text:p>52.3%</text:p>
          </table:table-cell>
          <table:table-cell table:style-name="ce8" table:formula="of:=1-(1-[.$C10]*[.$C$2]/[.$C$1])^[.G$5]" office:value-type="percentage" office:value="0.603774093855317" calcext:value-type="percentage">
            <text:p>60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0]+1" office:value-type="float" office:value="4" calcext:value-type="float">
            <text:p>4</text:p>
          </table:table-cell>
          <table:table-cell table:style-name="ce8" table:formula="of:=1-(1-[.$C11]*[.$C$2]/[.$C$1])^[.D$5]" office:value-type="percentage" office:value="0.117894736842105" calcext:value-type="percentage">
            <text:p>11.8%</text:p>
          </table:table-cell>
          <table:table-cell table:style-name="ce8" table:formula="of:=1-(1-[.$C11]*[.$C$2]/[.$C$1])^[.E$5]" office:value-type="percentage" office:value="0.528889829500229" calcext:value-type="percentage">
            <text:p>52.9%</text:p>
          </table:table-cell>
          <table:table-cell table:style-name="ce8" table:formula="of:=1-(1-[.$C11]*[.$C$2]/[.$C$1])^[.F$5]" office:value-type="percentage" office:value="0.633424608783999" calcext:value-type="percentage">
            <text:p>63.3%</text:p>
          </table:table-cell>
          <table:table-cell table:style-name="ce8" table:formula="of:=1-(1-[.$C11]*[.$C$2]/[.$C$1])^[.G$5]" office:value-type="percentage" office:value="0.71476413403979" calcext:value-type="percentage">
            <text:p>71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1]+1" office:value-type="float" office:value="5" calcext:value-type="float">
            <text:p>5</text:p>
          </table:table-cell>
          <table:table-cell table:style-name="ce8" table:formula="of:=1-(1-[.$C12]*[.$C$2]/[.$C$1])^[.D$5]" office:value-type="percentage" office:value="0.147368421052632" calcext:value-type="percentage">
            <text:p>14.7%</text:p>
          </table:table-cell>
          <table:table-cell table:style-name="ce8" table:formula="of:=1-(1-[.$C12]*[.$C$2]/[.$C$1])^[.E$5]" office:value-type="percentage" office:value="0.615790161634257" calcext:value-type="percentage">
            <text:p>61.6%</text:p>
          </table:table-cell>
          <table:table-cell table:style-name="ce8" table:formula="of:=1-(1-[.$C12]*[.$C$2]/[.$C$1])^[.F$5]" office:value-type="percentage" office:value="0.720686897560372" calcext:value-type="percentage">
            <text:p>72.1%</text:p>
          </table:table-cell>
          <table:table-cell table:style-name="ce8" table:formula="of:=1-(1-[.$C12]*[.$C$2]/[.$C$1])^[.G$5]" office:value-type="percentage" office:value="0.796944790569928" calcext:value-type="percentage">
            <text:p>79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2]+1" office:value-type="float" office:value="6" calcext:value-type="float">
            <text:p>6</text:p>
          </table:table-cell>
          <table:table-cell table:style-name="ce8" table:formula="of:=1-(1-[.$C13]*[.$C$2]/[.$C$1])^[.D$5]" office:value-type="percentage" office:value="0.176842105263158" calcext:value-type="percentage">
            <text:p>17.7%</text:p>
          </table:table-cell>
          <table:table-cell table:style-name="ce8" table:formula="of:=1-(1-[.$C13]*[.$C$2]/[.$C$1])^[.E$5]" office:value-type="percentage" office:value="0.688900805504399" calcext:value-type="percentage">
            <text:p>68.9%</text:p>
          </table:table-cell>
          <table:table-cell table:style-name="ce8" table:formula="of:=1-(1-[.$C13]*[.$C$2]/[.$C$1])^[.F$5]" office:value-type="percentage" office:value="0.789202632892268" calcext:value-type="percentage">
            <text:p>78.9%</text:p>
          </table:table-cell>
          <table:table-cell table:style-name="ce8" table:formula="of:=1-(1-[.$C13]*[.$C$2]/[.$C$1])^[.G$5]" office:value-type="percentage" office:value="0.8571660397527" calcext:value-type="percentage">
            <text:p>85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3]+1" office:value-type="float" office:value="7" calcext:value-type="float">
            <text:p>7</text:p>
          </table:table-cell>
          <table:table-cell table:style-name="ce8" table:formula="of:=1-(1-[.$C14]*[.$C$2]/[.$C$1])^[.D$5]" office:value-type="percentage" office:value="0.206315789473684" calcext:value-type="percentage">
            <text:p>20.6%</text:p>
          </table:table-cell>
          <table:table-cell table:style-name="ce9" table:formula="of:=1-(1-[.$C14]*[.$C$2]/[.$C$1])^[.E$5]" office:value-type="percentage" office:value="0.750030832698506" calcext:value-type="percentage">
            <text:p>75.0%</text:p>
          </table:table-cell>
          <table:table-cell table:style-name="ce8" table:formula="of:=1-(1-[.$C14]*[.$C$2]/[.$C$1])^[.F$5]" office:value-type="percentage" office:value="0.842535766074708" calcext:value-type="percentage">
            <text:p>84.3%</text:p>
          </table:table-cell>
          <table:table-cell table:style-name="ce8" table:formula="of:=1-(1-[.$C14]*[.$C$2]/[.$C$1])^[.G$5]" office:value-type="percentage" office:value="0.900807826687788" calcext:value-type="percentage">
            <text:p>90.1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4]+1" office:value-type="float" office:value="8" calcext:value-type="float">
            <text:p>8</text:p>
          </table:table-cell>
          <table:table-cell table:style-name="ce8" table:formula="of:=1-(1-[.$C15]*[.$C$2]/[.$C$1])^[.D$5]" office:value-type="percentage" office:value="0.235789473684211" calcext:value-type="percentage">
            <text:p>23.6%</text:p>
          </table:table-cell>
          <table:table-cell table:style-name="ce8" table:formula="of:=1-(1-[.$C15]*[.$C$2]/[.$C$1])^[.E$5]" office:value-type="percentage" office:value="0.800805156182857" calcext:value-type="percentage">
            <text:p>80.1%</text:p>
          </table:table-cell>
          <table:table-cell table:style-name="ce8" table:formula="of:=1-(1-[.$C15]*[.$C$2]/[.$C$1])^[.F$5]" office:value-type="percentage" office:value="0.883666679778655" calcext:value-type="percentage">
            <text:p>88.4%</text:p>
          </table:table-cell>
          <table:table-cell table:style-name="ce8" table:formula="of:=1-(1-[.$C15]*[.$C$2]/[.$C$1])^[.G$5]" office:value-type="percentage" office:value="0.932059278571761" calcext:value-type="percentage">
            <text:p>93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5]+1" office:value-type="float" office:value="9" calcext:value-type="float">
            <text:p>9</text:p>
          </table:table-cell>
          <table:table-cell table:style-name="ce8" table:formula="of:=1-(1-[.$C16]*[.$C$2]/[.$C$1])^[.D$5]" office:value-type="percentage" office:value="0.265263157894737" calcext:value-type="percentage">
            <text:p>26.5%</text:p>
          </table:table-cell>
          <table:table-cell table:style-name="ce8" table:formula="of:=1-(1-[.$C16]*[.$C$2]/[.$C$1])^[.E$5]" office:value-type="percentage" office:value="0.842677476500062" calcext:value-type="percentage">
            <text:p>84.3%</text:p>
          </table:table-cell>
          <table:table-cell table:style-name="ce8" table:formula="of:=1-(1-[.$C16]*[.$C$2]/[.$C$1])^[.F$5]" office:value-type="percentage" office:value="0.91507128782353" calcext:value-type="percentage">
            <text:p>91.5%</text:p>
          </table:table-cell>
          <table:table-cell table:style-name="ce8" table:formula="of:=1-(1-[.$C16]*[.$C$2]/[.$C$1])^[.G$5]" office:value-type="percentage" office:value="0.954152234584793" calcext:value-type="percentage">
            <text:p>95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6]+1" office:value-type="float" office:value="10" calcext:value-type="float">
            <text:p>10</text:p>
          </table:table-cell>
          <table:table-cell table:style-name="ce8" table:formula="of:=1-(1-[.$C17]*[.$C$2]/[.$C$1])^[.D$5]" office:value-type="percentage" office:value="0.294736842105263" calcext:value-type="percentage">
            <text:p>29.5%</text:p>
          </table:table-cell>
          <table:table-cell table:style-name="ce8" table:formula="of:=1-(1-[.$C17]*[.$C$2]/[.$C$1])^[.E$5]" office:value-type="percentage" office:value="0.876942755970156" calcext:value-type="percentage">
            <text:p>87.7%</text:p>
          </table:table-cell>
          <table:table-cell table:style-name="ce8" table:formula="of:=1-(1-[.$C17]*[.$C$2]/[.$C$1])^[.F$5]" office:value-type="percentage" office:value="0.938791804049865" calcext:value-type="percentage">
            <text:p>93.9%</text:p>
          </table:table-cell>
          <table:table-cell table:style-name="ce8" table:formula="of:=1-(1-[.$C17]*[.$C$2]/[.$C$1])^[.G$5]" office:value-type="percentage" office:value="0.969555280706908" calcext:value-type="percentage">
            <text:p>97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7]+1" office:value-type="float" office:value="11" calcext:value-type="float">
            <text:p>11</text:p>
          </table:table-cell>
          <table:table-cell table:style-name="ce8" table:formula="of:=1-(1-[.$C18]*[.$C$2]/[.$C$1])^[.D$5]" office:value-type="percentage" office:value="0.324210526315789" calcext:value-type="percentage">
            <text:p>32.4%</text:p>
          </table:table-cell>
          <table:table-cell table:style-name="ce8" table:formula="of:=1-(1-[.$C18]*[.$C$2]/[.$C$1])^[.E$5]" office:value-type="percentage" office:value="0.904749220894907" calcext:value-type="percentage">
            <text:p>90.5%</text:p>
          </table:table-cell>
          <table:table-cell table:style-name="ce8" table:formula="of:=1-(1-[.$C18]*[.$C$2]/[.$C$1])^[.F$5]" office:value-type="percentage" office:value="0.956499787125683" calcext:value-type="percentage">
            <text:p>95.6%</text:p>
          </table:table-cell>
          <table:table-cell table:style-name="ce8" table:formula="of:=1-(1-[.$C18]*[.$C$2]/[.$C$1])^[.G$5]" office:value-type="percentage" office:value="0.980133826327834" calcext:value-type="percentage">
            <text:p>98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8]+1" office:value-type="float" office:value="12" calcext:value-type="float">
            <text:p>12</text:p>
          </table:table-cell>
          <table:table-cell table:style-name="ce8" table:formula="of:=1-(1-[.$C19]*[.$C$2]/[.$C$1])^[.D$5]" office:value-type="percentage" office:value="0.353684210526316" calcext:value-type="percentage">
            <text:p>35.4%</text:p>
          </table:table-cell>
          <table:table-cell table:style-name="ce8" table:formula="of:=1-(1-[.$C19]*[.$C$2]/[.$C$1])^[.E$5]" office:value-type="percentage" office:value="0.927109891765314" calcext:value-type="percentage">
            <text:p>92.7%</text:p>
          </table:table-cell>
          <table:table-cell table:style-name="ce8" table:formula="of:=1-(1-[.$C19]*[.$C$2]/[.$C$1])^[.F$5]" office:value-type="percentage" office:value="0.969552045158954" calcext:value-type="percentage">
            <text:p>97.0%</text:p>
          </table:table-cell>
          <table:table-cell table:style-name="ce8" table:formula="of:=1-(1-[.$C19]*[.$C$2]/[.$C$1])^[.G$5]" office:value-type="percentage" office:value="0.987281155475618" calcext:value-type="percentage">
            <text:p>98.7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9]+1" office:value-type="float" office:value="13" calcext:value-type="float">
            <text:p>13</text:p>
          </table:table-cell>
          <table:table-cell table:style-name="ce8" table:formula="of:=1-(1-[.$C20]*[.$C$2]/[.$C$1])^[.D$5]" office:value-type="percentage" office:value="0.383157894736842" calcext:value-type="percentage">
            <text:p>38.3%</text:p>
          </table:table-cell>
          <table:table-cell table:style-name="ce8" table:formula="of:=1-(1-[.$C20]*[.$C$2]/[.$C$1])^[.E$5]" office:value-type="percentage" office:value="0.944913641472314" calcext:value-type="percentage">
            <text:p>94.5%</text:p>
          </table:table-cell>
          <table:table-cell table:style-name="ce8" table:formula="of:=1-(1-[.$C20]*[.$C$2]/[.$C$1])^[.F$5]" office:value-type="percentage" office:value="0.979039961027176" calcext:value-type="percentage">
            <text:p>97.9%</text:p>
          </table:table-cell>
          <table:table-cell table:style-name="ce8" table:formula="of:=1-(1-[.$C20]*[.$C$2]/[.$C$1])^[.G$5]" office:value-type="percentage" office:value="0.992024827099045" calcext:value-type="percentage">
            <text:p>99.2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0]+1" office:value-type="float" office:value="14" calcext:value-type="float">
            <text:p>14</text:p>
          </table:table-cell>
          <table:table-cell table:style-name="ce8" table:formula="of:=1-(1-[.$C21]*[.$C$2]/[.$C$1])^[.D$5]" office:value-type="percentage" office:value="0.412631578947368" calcext:value-type="percentage">
            <text:p>41.3%</text:p>
          </table:table-cell>
          <table:table-cell table:style-name="ce8" table:formula="of:=1-(1-[.$C21]*[.$C$2]/[.$C$1])^[.E$5]" office:value-type="percentage" office:value="0.958935781520687" calcext:value-type="percentage">
            <text:p>95.9%</text:p>
          </table:table-cell>
          <table:table-cell table:style-name="ce8" table:formula="of:=1-(1-[.$C21]*[.$C$2]/[.$C$1])^[.F$5]" office:value-type="percentage" office:value="0.985832776373858" calcext:value-type="percentage">
            <text:p>98.6%</text:p>
          </table:table-cell>
          <table:table-cell table:style-name="ce8" table:formula="of:=1-(1-[.$C21]*[.$C$2]/[.$C$1])^[.G$5]" office:value-type="percentage" office:value="0.995112284302349" calcext:value-type="percentage">
            <text:p>99.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on EOL of an image</text:p>
          </table:table-cell>
          <table:table-cell/>
          <table:table-cell table:style-name="ce3" table:formula="of:=[.C21]+1" office:value-type="float" office:value="15" calcext:value-type="float">
            <text:p>15</text:p>
          </table:table-cell>
          <table:table-cell table:style-name="ce8" table:formula="of:=1-(1-[.$C22]*[.$C$2]/[.$C$1])^[.D$5]" office:value-type="percentage" office:value="0.442105263157895" calcext:value-type="percentage">
            <text:p>44.2%</text:p>
          </table:table-cell>
          <table:table-cell table:style-name="ce8" table:formula="of:=1-(1-[.$C22]*[.$C$2]/[.$C$1])^[.E$5]" office:value-type="percentage" office:value="0.969848176246163" calcext:value-type="percentage">
            <text:p>97.0%</text:p>
          </table:table-cell>
          <table:table-cell table:style-name="ce8" table:formula="of:=1-(1-[.$C22]*[.$C$2]/[.$C$1])^[.F$5]" office:value-type="percentage" office:value="0.99061534926044" calcext:value-type="percentage">
            <text:p>99.1%</text:p>
          </table:table-cell>
          <table:table-cell table:style-name="ce8" table:formula="of:=1-(1-[.$C22]*[.$C$2]/[.$C$1])^[.G$5]" office:value-type="percentage" office:value="0.99707905995264" calcext:value-type="percentage">
            <text:p>99.7%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0:55:37.51660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3-27T20:59:22.370867650</dc:date>
    <meta:editing-duration>PT1H29M17S</meta:editing-duration>
    <meta:editing-cycles>115</meta:editing-cycles>
    <meta:generator>LibreOffice/5.2.3.3$Linux_X86_64 LibreOffice_project/20m0$Build-3</meta:generator>
    <dc:creator>Toralf Förster</dc:cre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94736842105263">
                <text:p>0.0294736842105263</text:p>
              </table:table-cell>
              <table:table-cell office:value-type="float" office:value="0.164312522246589">
                <text:p>0.164312522246589</text:p>
              </table:table-cell>
              <table:table-cell office:value-type="float" office:value="0.212848139791102">
                <text:p>0.212848139791102</text:p>
              </table:table-cell>
              <table:table-cell office:value-type="float" office:value="0.258564873203522">
                <text:p>0.258564873203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89473684210526">
                <text:p>0.0589473684210526</text:p>
              </table:table-cell>
              <table:table-cell office:value-type="float" office:value="0.305482039816298">
                <text:p>0.305482039816298</text:p>
              </table:table-cell>
              <table:table-cell office:value-type="float" office:value="0.384948746343068">
                <text:p>0.384948746343068</text:p>
              </table:table-cell>
              <table:table-cell office:value-type="float" office:value="0.455322876711632">
                <text:p>0.4553228767116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421052631579">
                <text:p>0.088421052631579</text:p>
              </table:table-cell>
              <table:table-cell office:value-type="float" office:value="0.426193160698201">
                <text:p>0.426193160698201</text:p>
              </table:table-cell>
              <table:table-cell office:value-type="float" office:value="0.52318018617682">
                <text:p>0.52318018617682</text:p>
              </table:table-cell>
              <table:table-cell office:value-type="float" office:value="0.603774093855317">
                <text:p>0.603774093855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7894736842105">
                <text:p>0.117894736842105</text:p>
              </table:table-cell>
              <table:table-cell office:value-type="float" office:value="0.528889829500229">
                <text:p>0.528889829500229</text:p>
              </table:table-cell>
              <table:table-cell office:value-type="float" office:value="0.633424608783999">
                <text:p>0.633424608783999</text:p>
              </table:table-cell>
              <table:table-cell office:value-type="float" office:value="0.71476413403979">
                <text:p>0.714764134039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7368421052632">
                <text:p>0.147368421052632</text:p>
              </table:table-cell>
              <table:table-cell office:value-type="float" office:value="0.615790161634257">
                <text:p>0.615790161634257</text:p>
              </table:table-cell>
              <table:table-cell office:value-type="float" office:value="0.720686897560372">
                <text:p>0.720686897560372</text:p>
              </table:table-cell>
              <table:table-cell office:value-type="float" office:value="0.796944790569928">
                <text:p>0.7969447905699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6842105263158">
                <text:p>0.176842105263158</text:p>
              </table:table-cell>
              <table:table-cell office:value-type="float" office:value="0.688900805504399">
                <text:p>0.688900805504399</text:p>
              </table:table-cell>
              <table:table-cell office:value-type="float" office:value="0.789202632892268">
                <text:p>0.789202632892268</text:p>
              </table:table-cell>
              <table:table-cell office:value-type="float" office:value="0.8571660397527">
                <text:p>0.85716603975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6315789473684">
                <text:p>0.206315789473684</text:p>
              </table:table-cell>
              <table:table-cell office:value-type="float" office:value="0.750030832698506">
                <text:p>0.750030832698506</text:p>
              </table:table-cell>
              <table:table-cell office:value-type="float" office:value="0.842535766074708">
                <text:p>0.842535766074708</text:p>
              </table:table-cell>
              <table:table-cell office:value-type="float" office:value="0.900807826687788">
                <text:p>0.9008078266877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5789473684211">
                <text:p>0.235789473684211</text:p>
              </table:table-cell>
              <table:table-cell office:value-type="float" office:value="0.800805156182857">
                <text:p>0.800805156182857</text:p>
              </table:table-cell>
              <table:table-cell office:value-type="float" office:value="0.883666679778655">
                <text:p>0.883666679778655</text:p>
              </table:table-cell>
              <table:table-cell office:value-type="float" office:value="0.932059278571761">
                <text:p>0.9320592785717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5263157894737">
                <text:p>0.265263157894737</text:p>
              </table:table-cell>
              <table:table-cell office:value-type="float" office:value="0.842677476500062">
                <text:p>0.842677476500062</text:p>
              </table:table-cell>
              <table:table-cell office:value-type="float" office:value="0.91507128782353">
                <text:p>0.91507128782353</text:p>
              </table:table-cell>
              <table:table-cell office:value-type="float" office:value="0.954152234584793">
                <text:p>0.9541522345847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4736842105263">
                <text:p>0.294736842105263</text:p>
              </table:table-cell>
              <table:table-cell office:value-type="float" office:value="0.876942755970156">
                <text:p>0.876942755970156</text:p>
              </table:table-cell>
              <table:table-cell office:value-type="float" office:value="0.938791804049865">
                <text:p>0.938791804049865</text:p>
              </table:table-cell>
              <table:table-cell office:value-type="float" office:value="0.969555280706908">
                <text:p>0.9695552807069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4210526315789">
                <text:p>0.324210526315789</text:p>
              </table:table-cell>
              <table:table-cell office:value-type="float" office:value="0.904749220894907">
                <text:p>0.904749220894907</text:p>
              </table:table-cell>
              <table:table-cell office:value-type="float" office:value="0.956499787125683">
                <text:p>0.956499787125683</text:p>
              </table:table-cell>
              <table:table-cell office:value-type="float" office:value="0.980133826327834">
                <text:p>0.9801338263278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53684210526316">
                <text:p>0.353684210526316</text:p>
              </table:table-cell>
              <table:table-cell office:value-type="float" office:value="0.927109891765314">
                <text:p>0.927109891765314</text:p>
              </table:table-cell>
              <table:table-cell office:value-type="float" office:value="0.969552045158954">
                <text:p>0.969552045158954</text:p>
              </table:table-cell>
              <table:table-cell office:value-type="float" office:value="0.987281155475618">
                <text:p>0.987281155475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3157894736842">
                <text:p>0.383157894736842</text:p>
              </table:table-cell>
              <table:table-cell office:value-type="float" office:value="0.944913641472314">
                <text:p>0.944913641472314</text:p>
              </table:table-cell>
              <table:table-cell office:value-type="float" office:value="0.979039961027176">
                <text:p>0.979039961027176</text:p>
              </table:table-cell>
              <table:table-cell office:value-type="float" office:value="0.992024827099045">
                <text:p>0.9920248270990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12631578947368">
                <text:p>0.412631578947368</text:p>
              </table:table-cell>
              <table:table-cell office:value-type="float" office:value="0.958935781520687">
                <text:p>0.958935781520687</text:p>
              </table:table-cell>
              <table:table-cell office:value-type="float" office:value="0.985832776373858">
                <text:p>0.985832776373858</text:p>
              </table:table-cell>
              <table:table-cell office:value-type="float" office:value="0.995112284302349">
                <text:p>0.9951122843023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42105263157895">
                <text:p>0.442105263157895</text:p>
              </table:table-cell>
              <table:table-cell office:value-type="float" office:value="0.969848176246163">
                <text:p>0.969848176246163</text:p>
              </table:table-cell>
              <table:table-cell office:value-type="float" office:value="0.99061534926044">
                <text:p>0.99061534926044</text:p>
              </table:table-cell>
              <table:table-cell office:value-type="float" office:value="0.99707905995264">
                <text:p>0.99707905995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